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Cores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3413" calcext:value-type="float">
            <text:p>0.0953413</text:p>
          </table:table-cell>
          <table:table-cell office:value-type="float" office:value="2.6198847" calcext:value-type="float">
            <text:p>2.6198847</text:p>
          </table:table-cell>
          <table:table-cell office:value-type="float" office:value="8.5966787" calcext:value-type="float">
            <text:p>8.59667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1.6431807" calcext:value-type="float">
            <text:p>1.6431807</text:p>
          </table:table-cell>
          <table:table-cell office:value-type="float" office:value="3.5605958" calcext:value-type="float">
            <text:p>3.560595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186" calcext:value-type="float">
            <text:p>0.0095186</text:p>
          </table:table-cell>
          <table:table-cell office:value-type="float" office:value="0.5590044" calcext:value-type="float">
            <text:p>0.5590044</text:p>
          </table:table-cell>
          <table:table-cell office:value-type="float" office:value="2.090822" calcext:value-type="float">
            <text:p>2.0908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88412" calcext:value-type="float">
            <text:p>0.0088412</text:p>
          </table:table-cell>
          <table:table-cell office:value-type="float" office:value="0.5229406" calcext:value-type="float">
            <text:p>0.5229406</text:p>
          </table:table-cell>
          <table:table-cell office:value-type="float" office:value="1.9449948" calcext:value-type="float">
            <text:p>1.94499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84709" calcext:value-type="float">
            <text:p>0.0084709</text:p>
          </table:table-cell>
          <table:table-cell office:value-type="float" office:value="0.5586249" calcext:value-type="float">
            <text:p>0.5586249</text:p>
          </table:table-cell>
          <table:table-cell office:value-type="float" office:value="2.0807578" calcext:value-type="float">
            <text:p>2.080757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8955" calcext:value-type="float">
            <text:p>0.0078955</text:p>
          </table:table-cell>
          <table:table-cell office:value-type="float" office:value="0.5382643" calcext:value-type="float">
            <text:p>0.5382643</text:p>
          </table:table-cell>
          <table:table-cell office:value-type="float" office:value="1.9532628" calcext:value-type="float">
            <text:p>1.95326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float" office:value="4.014844" calcext:value-type="float">
            <text:p>4.01484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922932" calcext:value-type="float">
            <text:p>3.9229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935843" calcext:value-type="float">
            <text:p>3.9358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932741" calcext:value-type="float">
            <text:p>3.93274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10774" calcext:value-type="float">
            <text:p>3.2107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5011" calcext:value-type="float">
            <text:p>3.250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28491" calcext:value-type="float">
            <text:p>3.2284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614602" calcext:value-type="float">
            <text:p>3.6146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74266" calcext:value-type="float">
            <text:p>3.2742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21355" calcext:value-type="float">
            <text:p>3.2213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D21:.D30])" office:value-type="float" office:value="3.5605958" calcext:value-type="float">
            <text:p>3.560595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3:18:50.875717677</meta:creation-date>
    <dc:date>2018-12-13T23:52:17.934076184</dc:date>
    <meta:editing-duration>PT2M26S</meta:editing-duration>
    <meta:editing-cycles>1</meta:editing-cycles>
    <meta:document-statistic meta:table-count="1" meta:cell-count="69" meta:object-count="0"/>
    <meta:generator>LibreOffice/5.1.6.2$Linux_X86_64 LibreOffice_project/10m0$Build-2</meta:generator>
  </office:meta>
</office:document-meta>
</file>